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Ex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setExtend( String ex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setMultiple( String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Node( Document fa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ire.setOptional( String option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set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.get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